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alibri" svg:font-family="Calibri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" style:family="table">
      <style:table-properties style:width="6.3715in" fo:margin-left="0.0111in" fo:margin-right="0.3097in" table:align="margins"/>
    </style:style>
    <style:style style:name="Table1.A" style:family="table-column">
      <style:table-column-properties style:column-width="1.4424in" style:rel-column-width="14837*"/>
    </style:style>
    <style:style style:name="Table1.B" style:family="table-column">
      <style:table-column-properties style:column-width="1.7618in" style:rel-column-width="18123*"/>
    </style:style>
    <style:style style:name="Table1.C" style:family="table-column">
      <style:table-column-properties style:column-width="3.1674in" style:rel-column-width="32575*"/>
    </style:style>
    <style:style style:name="Table1.1" style:family="table-row">
      <style:table-row-properties style:min-row-height="0.2868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3715in" fo:margin-left="0.0111in" fo:margin-right="0.3097in" table:align="margins"/>
    </style:style>
    <style:style style:name="Table2.A" style:family="table-column">
      <style:table-column-properties style:column-width="1.4424in" style:rel-column-width="14837*"/>
    </style:style>
    <style:style style:name="Table2.B" style:family="table-column">
      <style:table-column-properties style:column-width="1.7618in" style:rel-column-width="18123*"/>
    </style:style>
    <style:style style:name="Table2.C" style:family="table-column">
      <style:table-column-properties style:column-width="3.1674in" style:rel-column-width="32575*"/>
    </style:style>
    <style:style style:name="Table2.1" style:family="table-row">
      <style:table-row-properties style:min-row-height="0.2868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3715in" fo:margin-left="0.0111in" fo:margin-right="0.3097in" table:align="margins"/>
    </style:style>
    <style:style style:name="Table3.A" style:family="table-column">
      <style:table-column-properties style:column-width="1.4424in" style:rel-column-width="14837*"/>
    </style:style>
    <style:style style:name="Table3.B" style:family="table-column">
      <style:table-column-properties style:column-width="1.7618in" style:rel-column-width="18123*"/>
    </style:style>
    <style:style style:name="Table3.C" style:family="table-column">
      <style:table-column-properties style:column-width="3.1674in" style:rel-column-width="32575*"/>
    </style:style>
    <style:style style:name="Table3.1" style:family="table-row">
      <style:table-row-properties style:min-row-height="0.2868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3715in" fo:margin-left="0.0111in" fo:margin-right="0.3097in" table:align="margins"/>
    </style:style>
    <style:style style:name="Table4.A" style:family="table-column">
      <style:table-column-properties style:column-width="1.4424in" style:rel-column-width="14837*"/>
    </style:style>
    <style:style style:name="Table4.B" style:family="table-column">
      <style:table-column-properties style:column-width="1.7618in" style:rel-column-width="18123*"/>
    </style:style>
    <style:style style:name="Table4.C" style:family="table-column">
      <style:table-column-properties style:column-width="3.1674in" style:rel-column-width="32575*"/>
    </style:style>
    <style:style style:name="Table4.1" style:family="table-row">
      <style:table-row-properties style:min-row-height="0.2868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2" style:family="paragraph" style:parent-style-name="Text_20_body_20_indent">
      <style:text-properties style:language-asian="zh" style:country-asian="TW"/>
    </style:style>
    <style:style style:name="P3" style:family="paragraph" style:parent-style-name="Standard">
      <style:text-properties style:language-asian="zh" style:country-asian="TW"/>
    </style:style>
    <style:style style:name="P4" style:family="paragraph" style:parent-style-name="Heading_20_4">
      <style:text-properties style:language-asian="zh" style:country-asian="TW"/>
    </style:style>
    <style:style style:name="P5" style:family="paragraph" style:parent-style-name="Heading_20_4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libri" fo:font-size="12pt"/>
    </style:style>
    <style:style style:name="P8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ext_20_body">
      <style:paragraph-properties fo:margin-top="0in" fo:margin-bottom="0in" fo:text-align="start" style:justify-single-word="false"/>
    </style:style>
    <style:style style:name="P11" style:family="paragraph" style:parent-style-name="Text_20_body">
      <style:paragraph-properties fo:margin-top="0in" fo:margin-bottom="0in" fo:text-align="start" style:justify-single-word="false"/>
      <style:text-properties fo:color="#000000" style:font-name="Calibri" fo:font-size="12pt"/>
    </style:style>
    <style:style style:name="P12" style:family="paragraph" style:parent-style-name="Text_20_body_20_indent_20_2">
      <style:text-properties style:language-asian="zh" style:country-asian="TW"/>
    </style:style>
    <style:style style:name="P13" style:family="paragraph" style:parent-style-name="Text_20_body_20_indent_20_2">
      <style:text-properties fo:font-weight="normal" style:font-weight-asian="normal" style:font-weight-complex="normal"/>
    </style:style>
    <style:style style:name="P14" style:family="paragraph" style:parent-style-name="Heading_20_3">
      <style:text-properties style:language-asian="zh" style:country-asian="TW"/>
    </style:style>
    <style:style style:name="P15" style:family="paragraph" style:parent-style-name="Text_20_body_20_indent_20_2">
      <style:text-properties fo:font-weight="normal" style:font-weight-asian="normal" style:font-weight-complex="normal"/>
    </style:style>
    <style:style style:name="T1" style:family="text">
      <style:text-properties style:language-asian="zh" style:country-asian="TW"/>
    </style:style>
    <style:style style:name="T2" style:family="text">
      <style:text-properties fo:color="#000000" style:font-name="Calibri" fo:font-size="12pt"/>
    </style:style>
    <style:style style:name="T3" style:family="text">
      <style:text-properties fo:color="#000000" style:font-name="Calibri" fo:font-size="12pt" style:font-size-asian="10pt" style:font-size-complex="10pt"/>
    </style:style>
    <style:style style:name="T4" style:family="text">
      <style:text-properties fo:color="#000000" fo:font-size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ff" style:font-name="Calibri" fo:font-size="12pt"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10" style:family="text">
      <style:text-properties fo:font-weight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weight-asian="normal"/>
    </style:style>
    <style:style style:name="T13" style:family="text">
      <style:text-properties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Tabbox – Horizontal </text:h>
      <text:p text:style-name="Text_20_body"><draw:frame draw:style-name="fr1" draw:name="graphics1" text:anchor-type="paragraph" svg:width="4.5508in" svg:height="1.261in" draw:z-index="0"><draw:image xlink:href="../images/tabbox-hor.png" xlink:type="simple" xlink:show="embed" xlink:actuate="onLoad"/></draw:frame></text:p>
      <text:p text:style-name="Text_20_body">The style of hor<text:span text:style-name="T1">izontal</text:span> tabbox include 4 parts, style of panel, tabs corner<text:span text:style-name="T1">, selected tab and non-selected tab.</text:span></text:p>
      <text:h text:style-name="Heading_20_3" text:outline-level="3">Style of Panel</text:h>
      <text:p text:style-name="Standard"><draw:frame draw:style-name="fr1" draw:name="graphics4" text:anchor-type="paragraph" svg:width="5.8811in" svg:height="1.3252in" draw:z-index="1"><draw:image xlink:href="../images/tabbox-hor-body.png" xlink:type="simple" xlink:show="embed" xlink:actuate="onLoad"/></draw:frame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CSS Definition</text:p>
          </table:table-cell>
          <table:table-cell table:style-name="Table1.A1" office:value-type="string">
            <text:p text:style-name="P9">Description</text:p>
          </table:table-cell>
          <table:table-cell table:style-name="Table1.C1" office:value-type="string">
            <text:p text:style-name="P9">Default Values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6">.</text:span></text:span><text:span text:style-name="Source_20_Text"><text:span text:style-name="T7">tabpanels_scalss</text:span></text:span></text:p>
            <text:p text:style-name="P6"><text:span text:style-name="Source_20_Text"><text:span text:style-name="T4">.tabpanel</text:span></text:span></text:p>
            <text:p text:style-name="P6"><text:span text:style-name="Source_20_Text"><text:span text:style-name="T4">.</text:span></text:span><text:span text:style-name="Source_20_Text"><text:span text:style-name="T4">tababpanel-hr</text:span></text:span></text:p>
          </table:table-cell>
          <table:table-cell table:style-name="Table1.A2" office:value-type="string">
            <text:p text:style-name="P8">the style of a tab panel</text:p>
          </table:table-cell>
          <table:table-cell table:style-name="Table1.C2" office:value-type="string">
            <text:p text:style-name="P10"><text:span text:style-name="Source_20_Text"><text:span text:style-name="T3">border-bottom:1px solid #5C6C7C;</text:span></text:span></text:p>
            <text:p text:style-name="P11">border-left:1px solid #5C6C7C;</text:p>
            <text:p text:style-name="P11">border-right:1px solid #5C6C7C;</text:p>
            <text:p text:style-name="P11">padding:5px;</text:p>
            <text:p text:style-name="Standard"><text:span text:style-name="Source_20_Text"><text:span text:style-name="T5"/></text:span></text:p>
          </table:table-cell>
        </table:table-row>
      </table:table>
      <text:p text:style-name="Standard"/>
      <text:h text:style-name="P14" text:outline-level="3">Style of Tabs Corner</text:h>
      <text:p text:style-name="Standard"><draw:frame draw:style-name="fr1" draw:name="graphics2" text:anchor-type="paragraph" svg:width="5.989in" svg:height="0.9591in" draw:z-index="4"><draw:image xlink:href="../images/tabbox-hor-corner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CSS Definition</text:p>
          </table:table-cell>
          <table:table-cell table:style-name="Table2.A1" office:value-type="string">
            <text:p text:style-name="P9">Description</text:p>
          </table:table-cell>
          <table:table-cell table:style-name="Table2.C1" office:value-type="string">
            <text:p text:style-name="P9">Default Values</text:p>
          </table:table-cell>
        </table:table-row>
        <table:table-row>
          <table:table-cell table:style-name="Table2.A2" office:value-type="string">
            <text:p text:style-name="P6"><text:span text:style-name="Source_20_Text"><text:span text:style-name="T4">.</text:span></text:span><text:span text:style-name="Source_20_Text"><text:span text:style-name="T7">tabs_sclass</text:span></text:span></text:p>
            <text:p text:style-name="P6"><text:span text:style-name="Source_20_Text"><text:span text:style-name="T4">.</text:span></text:span><text:span text:style-name="Source_20_Text"><text:span text:style-name="T4">tab-3d-first1 </text:span></text:span></text:p>
          </table:table-cell>
          <table:table-cell table:style-name="Table2.A2" office:value-type="string">
            <text:p text:style-name="P8">The left corner</text:p>
          </table:table-cell>
          <table:table-cell table:style-name="Table2.C2" office:value-type="string">
            <text:p text:style-name="P10"><text:span text:style-name="Source_20_Text"><text:span text:style-name="T3">background-image:url(/zkdemo/zkau/web/zul/img/tab/3d-first1.gif);</text:span></text:span></text:p>
            <text:p text:style-name="P11">height:3px;</text:p>
            <text:p text:style-name="P11">width:1px;</text:p>
          </table:table-cell>
        </table:table-row>
        <table:table-row>
          <table:table-cell table:style-name="Table2.A2" office:value-type="string">
            <text:p text:style-name="P6"><text:span text:style-name="Source_20_Text"><text:span text:style-name="T4">.</text:span></text:span><text:span text:style-name="Source_20_Text"><text:span text:style-name="T7">tabs_class</text:span></text:span></text:p>
            <text:p text:style-name="P6"><text:span text:style-name="T2">.tab-3d-first2</text:span> </text:p>
          </table:table-cell>
          <table:table-cell table:style-name="Table2.A2" office:value-type="string">
            <text:p text:style-name="P6">The line of left corner</text:p>
          </table:table-cell>
          <table:table-cell table:style-name="Table2.C2" office:value-type="string">
            <text:p text:style-name="P11">background-image:url(/zkdemo/zkau/web/zul/img/tab/3d-first2.gif);</text:p>
            <text:p text:style-name="P11">height:3px;</text:p>
            <text:p text:style-name="P11">width:3px;</text:p>
          </table:table-cell>
        </table:table-row>
        <table:table-row>
          <table:table-cell table:style-name="Table2.A2" office:value-type="string">
            <text:p text:style-name="P6"><text:span text:style-name="Source_20_Text"><text:span text:style-name="T4">.</text:span></text:span><text:span text:style-name="Source_20_Text"><text:span text:style-name="T7">tabs_class</text:span></text:span></text:p>
            <text:p text:style-name="P7">.tab-3d-last1 </text:p>
          </table:table-cell>
          <table:table-cell table:style-name="Table2.A2" office:value-type="string">
            <text:p text:style-name="P6">The line of right corner</text:p>
          </table:table-cell>
          <table:table-cell table:style-name="Table2.C2" office:value-type="string">
            <text:p text:style-name="P11">background-image:url(/zkdemo/zkau/web/zul/img/tab/3d-last1.gif);</text:p>
            <text:p text:style-name="P11">height:3px;</text:p>
            <text:p text:style-name="P11">width:3px;</text:p>
          </table:table-cell>
        </table:table-row>
        <table:table-row>
          <table:table-cell table:style-name="Table2.A2" office:value-type="string">
            <text:p text:style-name="P6"><text:span text:style-name="Source_20_Text"><text:span text:style-name="T4">.</text:span></text:span><text:span text:style-name="Source_20_Text"><text:span text:style-name="T7">tabs_class</text:span></text:span></text:p>
            <text:p text:style-name="P7">.tab-3d-last2 </text:p>
          </table:table-cell>
          <table:table-cell table:style-name="Table2.A2" office:value-type="string">
            <text:p text:style-name="P6">The right corner</text:p>
          </table:table-cell>
          <table:table-cell table:style-name="Table2.C2" office:value-type="string">
            <text:p text:style-name="P11">background-image:url(/zkdemo/zkau/web/zul/img/tab/3d-last2.gif);</text:p>
            <text:p text:style-name="P11">height:3px;</text:p>
            <text:p text:style-name="P11">width:1px;</text:p>
          </table:table-cell>
        </table:table-row>
      </table:table>
      <text:p text:style-name="P3"/>
      <text:h text:style-name="P14" text:outline-level="3"><draw:frame draw:style-name="fr1" draw:name="graphics5" text:anchor-type="paragraph" svg:width="5.1181in" svg:height="1.9465in" draw:z-index="2"><draw:image xlink:href="../images/tabbox-hor-tab-sel.png" xlink:type="simple" xlink:show="embed" xlink:actuate="onLoad"/></draw:frame>Style of Selected Tab</text:h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>CSS Definition</text:p>
          </table:table-cell>
          <table:table-cell table:style-name="Table3.A1" office:value-type="string">
            <text:p text:style-name="P9">Description</text:p>
          </table:table-cell>
          <table:table-cell table:style-name="Table3.C1" office:value-type="string">
            <text:p text:style-name="P9">Default Values</text:p>
          </table:table-cell>
        </table:table-row>
        <table:table-row>
          <table:table-cell table:style-name="Table3.A2" office:value-type="string">
            <text:p text:style-name="P6"><text:span text:style-name="Source_20_Text">.</text:span><text:span text:style-name="Source_20_Text"><text:span text:style-name="T2">tab-3d-tl-sel </text:span></text:span></text:p>
          </table:table-cell>
          <table:table-cell table:style-name="Table3.A2" office:value-type="string">
            <text:p text:style-name="P6">Top-left corner<text:span text:style-name="T1"> of a selected tab</text:span></text:p>
          </table:table-cell>
          <table:table-cell table:style-name="Table3.C2" office:value-type="string">
            <text:p text:style-name="P10"><text:span text:style-name="Source_20_Text"><text:span text:style-name="T3">background-image:url(/zkdemo/zkau/web/zul/img/tab/3d-tl-sel.gif);</text:span></text:span></text:p>
            <text:p text:style-name="P11">height:5px;</text:p>
            <text:p text:style-name="P11">width:5px;</text:p>
          </table:table-cell>
        </table:table-row>
        <table:table-row>
          <table:table-cell table:style-name="Table3.A2" office:value-type="string">
            <text:p text:style-name="P6"><text:span text:style-name="T2">.tab-3d-tm-sel</text:span> </text:p>
          </table:table-cell>
          <table:table-cell table:style-name="Table3.A2" office:value-type="string">
            <text:p text:style-name="P6">Top-middle line<text:span text:style-name="T1"> of a selected tab</text:span></text:p>
          </table:table-cell>
          <table:table-cell table:style-name="Table3.C2" office:value-type="string">
            <text:p text:style-name="P11">background-image:url(/zkdemo/zkau/web/zul/img/tab/3d-tm-sel.gif);</text:p>
            <text:p text:style-name="P11">height:5px;</text:p>
          </table:table-cell>
        </table:table-row>
        <table:table-row>
          <table:table-cell table:style-name="Table3.A2" office:value-type="string">
            <text:p text:style-name="P6"><text:span text:style-name="T2">.tab-3d-tr-sel</text:span> </text:p>
          </table:table-cell>
          <table:table-cell table:style-name="Table3.A2" office:value-type="string">
            <text:p text:style-name="P6">Top-right corner<text:span text:style-name="T1"> of a selected tab</text:span></text:p>
          </table:table-cell>
          <table:table-cell table:style-name="Table3.C2" office:value-type="string">
            <text:p text:style-name="P11">background-image:url(/zkdemo/zkau/web/zul/img/tab/3d-tr-sel.gif);</text:p>
            <text:p text:style-name="P11">height:5px;</text:p>
            <text:p text:style-name="P11">width:5px;</text:p>
          </table:table-cell>
        </table:table-row>
        <table:table-row>
          <table:table-cell table:style-name="Table3.A2" office:value-type="string">
            <text:p text:style-name="P6">.<text:span text:style-name="T2">tab-3d-ml-sel</text:span> </text:p>
          </table:table-cell>
          <table:table-cell table:style-name="Table3.A2" office:value-type="string">
            <text:p text:style-name="P6">Middle-left <text:span text:style-name="T1"><text:s/>of a selected tab</text:span></text:p>
          </table:table-cell>
          <table:table-cell table:style-name="Table3.C2" office:value-type="string">
            <text:p text:style-name="P11">background-image:url(/zkdemo/zkau/web/zul/img/tab/3d-ml-sel.gif);</text:p>
            <text:p text:style-name="P11">width:5px;</text:p>
          </table:table-cell>
        </table:table-row>
        <table:table-row>
          <table:table-cell table:style-name="Table3.A2" office:value-type="string">
            <text:p text:style-name="P6"><text:span text:style-name="T2">.tab-3d-mm-sel</text:span> </text:p>
          </table:table-cell>
          <table:table-cell table:style-name="Table3.A2" office:value-type="string">
            <text:p text:style-name="P8">Middle-middle <text:s/>of a selected tab</text:p>
          </table:table-cell>
          <table:table-cell table:style-name="Table3.C2" office:value-type="string">
            <text:p text:style-name="P11">background-image:url(/zkdemo/zkau/web/zul/img/tab/3d-mm-sel.gif);</text:p>
          </table:table-cell>
        </table:table-row>
        <table:table-row>
          <table:table-cell table:style-name="Table3.A2" office:value-type="string">
            <text:p text:style-name="P6"><text:span text:style-name="T2">.tab-3d-mr-sel</text:span> </text:p>
          </table:table-cell>
          <table:table-cell table:style-name="Table3.A2" office:value-type="string">
            <text:p text:style-name="P6">Middle-right <text:span text:style-name="T1"><text:s/>of a selected tab</text:span></text:p>
          </table:table-cell>
          <table:table-cell table:style-name="Table3.C2" office:value-type="string">
            <text:p text:style-name="P11">background-image:url(/zkdemo/zkau/web/zul/img/tab/3d-mr-sel.gif);</text:p>
            <text:p text:style-name="P11">width:5px;</text:p>
          </table:table-cell>
        </table:table-row>
        <table:table-row>
          <table:table-cell table:style-name="Table3.A2" office:value-type="string">
            <text:p text:style-name="P7">.tab-3d-bl-sel </text:p>
          </table:table-cell>
          <table:table-cell table:style-name="Table3.A2" office:value-type="string">
            <text:p text:style-name="P6">bottom-left <text:span text:style-name="T1"><text:s/>of a selected tab</text:span></text:p>
          </table:table-cell>
          <table:table-cell table:style-name="Table3.C2" office:value-type="string">
            <text:p text:style-name="P11">background-image:url(/zkdemo/zkau/web/zul/img/tab/3d-bl-sel.gif);</text:p>
            <text:p text:style-name="P11">height:3px;</text:p>
            <text:p text:style-name="P11">width:5px;</text:p>
          </table:table-cell>
        </table:table-row>
        <table:table-row>
          <table:table-cell table:style-name="Table3.A2" office:value-type="string">
            <text:p text:style-name="P7">.tab-3d-bm-sel </text:p>
          </table:table-cell>
          <table:table-cell table:style-name="Table3.A2" office:value-type="string">
            <text:p text:style-name="P6">bottom-middle <text:span text:style-name="T1"><text:s/>of a selected tab</text:span></text:p>
          </table:table-cell>
          <table:table-cell table:style-name="Table3.C2" office:value-type="string">
            <text:p text:style-name="P11">background-image:url(/zkdemo/zkau/web/zul/img/tab/3d-bm-sel.gif);</text:p>
            <text:p text:style-name="P11">height:3px;</text:p>
          </table:table-cell>
        </table:table-row>
        <table:table-row>
          <table:table-cell table:style-name="Table3.A2" office:value-type="string">
            <text:p text:style-name="P6"><text:span text:style-name="T2">.tab-3d-br-sel</text:span> </text:p>
          </table:table-cell>
          <table:table-cell table:style-name="Table3.A2" office:value-type="string">
            <text:p text:style-name="P6">bottom-right <text:span text:style-name="T1"><text:s/>of a selected tab</text:span></text:p>
          </table:table-cell>
          <table:table-cell table:style-name="Table3.C2" office:value-type="string">
            <text:p text:style-name="P11">background-image:url(/zkdemo/zkau/web/zul/img/tab/3d-br-sel.gif);</text:p>
            <text:p text:style-name="P11">height:3px;</text:p>
            <text:p text:style-name="P11">width:5px;</text:p>
          </table:table-cell>
        </table:table-row>
      </table:table>
      <text:p text:style-name="P3"/>
      <text:h text:style-name="P14" text:outline-level="3">Style of Non-Selected Tab</text:h>
      <text:p text:style-name="P2"><draw:frame draw:style-name="fr2" draw:name="graphics6" text:anchor-type="paragraph" svg:width="5.5839in" svg:height="1.9398in" draw:z-index="3"><draw:image xlink:href="../images/tabbox-hor-tab-dissel.png" xlink:type="simple" xlink:show="embed" xlink:actuate="onLoad"/></draw:frame>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9">CSS Definition</text:p>
          </table:table-cell>
          <table:table-cell table:style-name="Table4.A1" office:value-type="string">
            <text:p text:style-name="P9">Description</text:p>
          </table:table-cell>
          <table:table-cell table:style-name="Table4.C1" office:value-type="string">
            <text:p text:style-name="P9">Default Values</text:p>
          </table:table-cell>
        </table:table-row>
        <table:table-row>
          <table:table-cell table:style-name="Table4.A2" office:value-type="string">
            <text:p text:style-name="P6"><text:span text:style-name="Source_20_Text">.</text:span><text:span text:style-name="Source_20_Text"><text:span text:style-name="T2">tab-3d-tl-uns </text:span></text:span></text:p>
          </table:table-cell>
          <table:table-cell table:style-name="Table4.A2" office:value-type="string">
            <text:p text:style-name="P6">Top-left corner<text:span text:style-name="T1"> of a non-selected tab</text:span></text:p>
          </table:table-cell>
          <table:table-cell table:style-name="Table4.C2" office:value-type="string">
            <text:p text:style-name="P10"><text:span text:style-name="Source_20_Text"><text:span text:style-name="T3">background-image:url(/zkdemo/zkau/web/zul/img/tab/3d-tl-uns.gif);</text:span></text:span></text:p>
            <text:p text:style-name="P11">height:5px;</text:p>
            <text:p text:style-name="P11">width:5px;</text:p>
          </table:table-cell>
        </table:table-row>
        <table:table-row>
          <table:table-cell table:style-name="Table4.A2" office:value-type="string">
            <text:p text:style-name="P6"><text:span text:style-name="T2">.tab-3d-tm-</text:span><text:span text:style-name="Source_20_Text"><text:span text:style-name="T2">uns</text:span></text:span> </text:p>
          </table:table-cell>
          <table:table-cell table:style-name="Table4.A2" office:value-type="string">
            <text:p text:style-name="P6">Top-middle line<text:span text:style-name="T1"> of a non-selected tab</text:span></text:p>
          </table:table-cell>
          <table:table-cell table:style-name="Table4.C2" office:value-type="string">
            <text:p text:style-name="P11">background-image:url(/zkdemo/zkau/web/zul/img/tab/3d-tm-uns.gif);</text:p>
            <text:p text:style-name="P11">height:5px;</text:p>
          </table:table-cell>
        </table:table-row>
        <table:table-row>
          <table:table-cell table:style-name="Table4.A2" office:value-type="string">
            <text:p text:style-name="P6"><text:span text:style-name="T2">.tab-3d-tr-</text:span><text:span text:style-name="Source_20_Text"><text:span text:style-name="T2">uns</text:span></text:span> </text:p>
          </table:table-cell>
          <table:table-cell table:style-name="Table4.A2" office:value-type="string">
            <text:p text:style-name="P6">Top-right corner<text:span text:style-name="T1"> of a non-selected tab</text:span></text:p>
          </table:table-cell>
          <table:table-cell table:style-name="Table4.C2" office:value-type="string">
            <text:p text:style-name="P11">background-image:url(/zkdemo/zkau/web/zul/img/tab/3d-tr-uns.gif);</text:p>
            <text:p text:style-name="P11">height:5px;</text:p>
            <text:p text:style-name="P11">width:5px;</text:p>
          </table:table-cell>
        </table:table-row>
        <table:table-row>
          <table:table-cell table:style-name="Table4.A2" office:value-type="string">
            <text:p text:style-name="P6">.<text:span text:style-name="T2">tab-3d-ml-</text:span><text:span text:style-name="Source_20_Text"><text:span text:style-name="T2">uns</text:span></text:span> </text:p>
          </table:table-cell>
          <table:table-cell table:style-name="Table4.A2" office:value-type="string">
            <text:p text:style-name="P6">Middle-left <text:span text:style-name="T1"><text:s/>of a non-selected tab</text:span></text:p>
          </table:table-cell>
          <table:table-cell table:style-name="Table4.C2" office:value-type="string">
            <text:p text:style-name="P11">background-image:url(/zkdemo/zkau/web/zul/img/tab/3d-ml-uns.gif);</text:p>
            <text:p text:style-name="P11">width:5px;</text:p>
          </table:table-cell>
        </table:table-row>
        <table:table-row>
          <table:table-cell table:style-name="Table4.A2" office:value-type="string">
            <text:p text:style-name="P6"><text:span text:style-name="T2">.tab-3d-mm-uns</text:span> </text:p>
          </table:table-cell>
          <table:table-cell table:style-name="Table4.A2" office:value-type="string">
            <text:p text:style-name="P8">Middle-middle <text:s/>of a non-selected tab</text:p>
          </table:table-cell>
          <table:table-cell table:style-name="Table4.C2" office:value-type="string">
            <text:p text:style-name="P11">background-image:url(/zkdemo/zkau/web/zul/img/tab/3d-mm-uns.gif);</text:p>
          </table:table-cell>
        </table:table-row>
        <table:table-row>
          <table:table-cell table:style-name="Table4.A2" office:value-type="string">
            <text:p text:style-name="P7">.tab-3d-mr-uns</text:p>
          </table:table-cell>
          <table:table-cell table:style-name="Table4.A2" office:value-type="string">
            <text:p text:style-name="P6">Middle-right <text:span text:style-name="T1"><text:s/>of a non-selected tab</text:span></text:p>
          </table:table-cell>
          <table:table-cell table:style-name="Table4.C2" office:value-type="string">
            <text:p text:style-name="P11">background-image:url(/zkdemo/zkau/web/zul/img/tab/3d-mr-uns.gif);</text:p>
            <text:p text:style-name="P11">width:5px;</text:p>
          </table:table-cell>
        </table:table-row>
        <table:table-row>
          <table:table-cell table:style-name="Table4.A2" office:value-type="string">
            <text:p text:style-name="P7">.tab-3d-bl-uns</text:p>
          </table:table-cell>
          <table:table-cell table:style-name="Table4.A2" office:value-type="string">
            <text:p text:style-name="P6">bottom-left <text:span text:style-name="T1"><text:s/>of a non-selected tab</text:span></text:p>
          </table:table-cell>
          <table:table-cell table:style-name="Table4.C2" office:value-type="string">
            <text:p text:style-name="P11">background-image:url(/zkdemo/zkau/web/zul/img/tab/3d-bl-uns.gif);</text:p>
            <text:p text:style-name="P11">height:3px;</text:p>
            <text:p text:style-name="P11">width:5px;</text:p>
          </table:table-cell>
        </table:table-row>
        <table:table-row>
          <table:table-cell table:style-name="Table4.A2" office:value-type="string">
            <text:p text:style-name="P7">.tab-3d-bm-uns</text:p>
          </table:table-cell>
          <table:table-cell table:style-name="Table4.A2" office:value-type="string">
            <text:p text:style-name="P6">bottom-middle <text:span text:style-name="T1"><text:s/>of a non-selected tab</text:span></text:p>
          </table:table-cell>
          <table:table-cell table:style-name="Table4.C2" office:value-type="string">
            <text:p text:style-name="P11">background-image:url(/zkdemo/zkau/web/zul/img/tab/3d-bm-uns.gif);</text:p>
            <text:p text:style-name="P11">height:3px;</text:p>
          </table:table-cell>
        </table:table-row>
        <table:table-row>
          <table:table-cell table:style-name="Table4.A2" office:value-type="string">
            <text:p text:style-name="P7">.tab-3d-br-uns</text:p>
          </table:table-cell>
          <table:table-cell table:style-name="Table4.A2" office:value-type="string">
            <text:p text:style-name="P6">bottom-right <text:span text:style-name="T1"><text:s/>of a non-selected tab</text:span></text:p>
          </table:table-cell>
          <table:table-cell table:style-name="Table4.C2" office:value-type="string">
            <text:p text:style-name="P11">background-image:url(/zkdemo/zkau/web/zul/img/tab/3d-br-uns.gif);</text:p>
            <text:p text:style-name="P11">height:3px;</text:p>
            <text:p text:style-name="P11">width:5px;</text:p>
          </table:table-cell>
        </table:table-row>
      </table:table>
      <text:p text:style-name="P3"/>
      <text:p text:style-name="Heading_20_4">Customize the panel style</text:p>
      <text:p text:style-name="Text_20_body_20_indent_20_2"><draw:frame draw:style-name="fr1" draw:name="graphics3" text:anchor-type="paragraph" svg:width="4.3547in" svg:height="0.8543in" draw:z-index="5"><draw:image xlink:href="../images/tabbox-hor-body-1.png" xlink:type="simple" xlink:show="embed" xlink:actuate="onLoad"/></draw:frame></text:p>
      <text:p text:style-name="Text_20_body_20_indent_20_2">The way to customize the bac<text:span text:style-name="T1">kground and border of Tabbox</text:span> is dec<text:span text:style-name="T1">laring</text:span> the style as following.</text:p>
      <text:p text:style-name="Text_20_body_20_indent_20_2">1.include style and assign sclass of tabpanels</text:p>
      <text:p text:style-name="Code_20_Indent_20_2">&lt;style src="~./mytab.css.dsp"/&gt;</text:p>
      <text:p text:style-name="Code_20_Indent_20_2">&lt;tabbox width="400px"&gt;</text:p>
      <text:p text:style-name="Code_20_Indent_20_2"><text:tab/>&lt;tabs&gt;</text:p>
      <text:p text:style-name="Code_20_Indent_20_2"><text:tab/><text:tab/>&lt;tab label="Tab 1" /&gt;</text:p>
      <text:p text:style-name="Code_20_Indent_20_2"><text:tab/><text:tab/>&lt;tab label="Tab 2" /&gt;</text:p>
      <text:p text:style-name="Code_20_Indent_20_2"><text:tab/>&lt;/tabs&gt;</text:p>
      <text:p text:style-name="Code_20_Indent_20_2"><text:tab/>&lt;tabpanels <text:span text:style-name="T8">sclass="mytp"</text:span> height="300px"&gt;</text:p>
      <text:p text:style-name="Code_20_Indent_20_2"><text:tab/><text:tab/>&lt;tabpanel &gt;This is panel 1&lt;/tabpanel&gt;</text:p>
      <text:p text:style-name="Code_20_Indent_20_2"><text:tab/><text:tab/>&lt;tabpanel &gt;This is panel 2 The second panel&lt;/tabpanel&gt;</text:p>
      <text:p text:style-name="Code_20_Indent_20_2"><text:tab/>&lt;/tabpanels&gt;</text:p>
      <text:p text:style-name="Code_20_Indent_20_2">&lt;/tabbox&gt;</text:p>
      <text:p text:style-name="P5">2.Add mytab.css.dsp in class path/web/</text:p>
      <text:p text:style-name="Code_20_Indent_20_2">&lt;%@ page contentType="text/css;charset=UTF-8" %&gt;</text:p>
      <text:p text:style-name="Code_20_Indent_20_2">&lt;%@ taglib uri="http://www.zkoss.org/dsp/web/core" prefix="c" %&gt;</text:p>
      <text:p text:style-name="Code_20_Indent_20_2"><text:span text:style-name="T8">.mytp .tabpanel .tabpanel-hr</text:span>{</text:p>
      <text:p text:style-name="Code_20_Indent_20_2"><text:s text:c="2"/>background-color:#EBEBFF;</text:p>
      <text:p text:style-name="Code_20_Indent_20_2"><text:s text:c="2"/>border-bottom:3px solid #FFBB47;</text:p>
      <text:p text:style-name="Code_20_Indent_20_2"><text:s text:c="2"/>border-right:1px solid #FFBB47;</text:p>
      <text:p text:style-name="Code_20_Indent_20_2"><text:s text:c="2"/>border-left:1px solid #FFBB47;</text:p>
      <text:p text:style-name="Code_20_Indent_20_2">}</text:p>
      <text:p text:style-name="P13"/>
      <text:p text:style-name="Heading_20_4"><draw:frame draw:style-name="fr3" draw:name="graphics7" text:anchor-type="paragraph" svg:x="1.0626in" svg:y="0.5862in" svg:width="4.4799in" svg:height="0.9791in" draw:z-index="6"><draw:image xlink:href="../images/tabbox-hor-corner-1.png" xlink:type="simple" xlink:show="embed" xlink:actuate="onLoad"/></draw:frame>Customize the corner<text:span text:style-name="T1"> style</text:span></text:p>
      <text:p text:style-name="Text_20_body_20_indent_20_2">The way to customize the tabs corner<text:span text:style-name="T1"> of Tabbox</text:span> is dec<text:span text:style-name="T1">laring</text:span> the style as following.</text:p>
      <text:p text:style-name="Text_20_body_20_indent_20_2">1.assign sclass of tabs</text:p>
      <text:p text:style-name="Code_20_Indent_20_2">&lt;style src="~./mytab.css.dsp"/&gt;</text:p>
      <text:p text:style-name="Code_20_Indent_20_2">&lt;tabbox width="400px" &gt;</text:p>
      <text:p text:style-name="Code_20_Indent_20_2"><text:tab/>&lt;tabs <text:span text:style-name="T8">sclass="mytabs"</text:span>&gt;</text:p>
      <text:p text:style-name="Code_20_Indent_20_2"><text:tab/><text:tab/>&lt;tab label="Tab 1" /&gt;</text:p>
      <text:p text:style-name="Code_20_Indent_20_2"><text:tab/><text:tab/>&lt;tab label="Tab 2" /&gt;</text:p>
      <text:p text:style-name="Code_20_Indent_20_2"><text:tab/>&lt;/tabs&gt;</text:p>
      <text:p text:style-name="Code_20_Indent_20_2"><text:tab/>&lt;tabpanels <text:span text:style-name="T8">sclass="mytp"</text:span> height="300px"&gt;</text:p>
      <text:p text:style-name="Code_20_Indent_20_2"><text:tab/><text:tab/>&lt;tabpanel &gt;This is panel 1&lt;/tabpanel&gt;</text:p>
      <text:p text:style-name="Code_20_Indent_20_2"><text:tab/><text:tab/>&lt;tabpanel &gt;This is panel 2 The second panel&lt;/tabpanel&gt;</text:p>
      <text:p text:style-name="Code_20_Indent_20_2"><text:tab/>&lt;/tabpanels&gt;</text:p>
      <text:p text:style-name="Code_20_Indent_20_2">&lt;/tabbox&gt;</text:p>
      <text:p text:style-name="P5">2.append customized css into mytab.css.dsp in class path/web/</text:p>
      <text:p text:style-name="Code_20_Indent_20_2">.<text:span text:style-name="T8">mytabs</text:span> .tab-3d-first1{</text:p>
      <text:p text:style-name="Code_20_Indent_20_2"><text:tab/>background-image:url(${c:encodeURL('/tabbox/mytab-first1.gif')});</text:p>
      <text:p text:style-name="Code_20_Indent_20_2"><text:tab/>height:6px;</text:p>
      <text:p text:style-name="Code_20_Indent_20_2"><text:tab/>width:2px;</text:p>
      <text:p text:style-name="Code_20_Indent_20_2">}</text:p>
      <text:p text:style-name="Code_20_Indent_20_2">.<text:span text:style-name="T8">mytabs</text:span> .tab-3d-first2{</text:p>
      <text:p text:style-name="Code_20_Indent_20_2"><text:tab/>background-image:url(${c:encodeURL('/tabbox/mytab-first2.gif')});</text:p>
      <text:p text:style-name="Code_20_Indent_20_2"><text:tab/>height:6px;</text:p>
      <text:p text:style-name="Code_20_Indent_20_2"><text:tab/>width:1px;</text:p>
      <text:p text:style-name="Code_20_Indent_20_2">}</text:p>
      <text:p text:style-name="Code_20_Indent_20_2">.<text:span text:style-name="T8">mytabs</text:span> .tab-3d-last1{</text:p>
      <text:p text:style-name="Code_20_Indent_20_2"><text:tab/>background-image:url(${c:encodeURL('/tabbox/mytab-last1.gif')});</text:p>
      <text:p text:style-name="Code_20_Indent_20_2"><text:tab/>height:6px;</text:p>
      <text:p text:style-name="Code_20_Indent_20_2"><text:tab/>width:1px;</text:p>
      <text:p text:style-name="Code_20_Indent_20_2">}<text:tab/></text:p>
      <text:p text:style-name="Code_20_Indent_20_2">.<text:span text:style-name="T8">mytabs</text:span> .tab-3d-last2{</text:p>
      <text:p text:style-name="Code_20_Indent_20_2"><text:tab/>background-image:url(${c:encodeURL('/tabbox/mytab-last2.gif')});</text:p>
      <text:p text:style-name="Code_20_Indent_20_2"><text:tab/>height:6px;</text:p>
      <text:p text:style-name="Code_20_Indent_20_2"><text:tab/>width:2px;</text:p>
      <text:p text:style-name="Code_20_Indent_20_2">}</text:p>
      <text:p text:style-name="P12">3.Design the image files of above style (mytab-first1.gif, mytab-first2.gif, mytab-last1.gif, mytab-last2.gif). And put these files in the application folder(ex, /tabbox. It depends on you design)</text:p>
      <text:p text:style-name="Heading_20_4">Customize the selected tab style</text:p>
      <text:p text:style-name="P13"><draw:frame draw:style-name="fr1" draw:name="graphics8" text:anchor-type="paragraph" svg:width="4.5634in" svg:height="1.1043in" draw:z-index="7"><draw:image xlink:href="../images/tabbox-hor-tab-sel-1.png" xlink:type="simple" xlink:show="embed" xlink:actuate="onLoad" draw:filter-name="&lt;All formats&gt;"/></draw:frame>The way to customize the selected<text:span text:style-name="T1"> of Tabbox</text:span> is dec<text:span text:style-name="T1">laring</text:span> the style as following.</text:p>
      <text:p text:style-name="Heading_20_4"><text:span text:style-name="T11">1.append customized css into mytab.css.dsp in class path/web/</text:span></text:p>
      <text:p text:style-name="Standard"/>
      <text:p text:style-name="Code_20_Indent_20_2"><text:span text:style-name="T8">.mytabs</text:span> .tab-3d-m{</text:p>
      <text:p text:style-name="Code_20_Indent_20_2"><text:tab/>height:22px;</text:p>
      <text:p text:style-name="Code_20_Indent_20_2">} </text:p>
      <text:p text:style-name="Code_20_Indent_20_2"><text:span text:style-name="T8">.mytabs</text:span> .tab-3d-tl-sel{</text:p>
      <text:p text:style-name="Code_20_Indent_20_2"><text:tab/>background-image : url(${c:encodeURL('/tabbox/mytab-tl-sel.gif')});</text:p>
      <text:p text:style-name="Code_20_Indent_20_2"><text:tab/>height:5px;</text:p>
      <text:p text:style-name="Code_20_Indent_20_2"><text:tab/>width:5px;</text:p>
      <text:p text:style-name="Code_20_Indent_20_2">} </text:p>
      <text:p text:style-name="Code_20_Indent_20_2"><text:span text:style-name="T8">.mytabs</text:span> .tab-3d-tm-sel{</text:p>
      <text:p text:style-name="Code_20_Indent_20_2"><text:tab/>background-image : url(${c:encodeURL('/tabbox/mytab-tm-sel.gif')});</text:p>
      <text:p text:style-name="Code_20_Indent_20_2"><text:tab/>height:5px;</text:p>
      <text:p text:style-name="Code_20_Indent_20_2">} </text:p>
      <text:p text:style-name="Code_20_Indent_20_2"><text:span text:style-name="T8">.mytabs</text:span> .tab-3d-tr-sel{</text:p>
      <text:p text:style-name="Code_20_Indent_20_2"><text:tab/>background-image : url(${c:encodeURL('/tabbox/mytab-tr-sel.gif')});</text:p>
      <text:p text:style-name="Code_20_Indent_20_2"><text:tab/>height:5px;</text:p>
      <text:p text:style-name="Code_20_Indent_20_2"><text:tab/>width:5px;</text:p>
      <text:p text:style-name="Code_20_Indent_20_2">} </text:p>
      <text:p text:style-name="Code_20_Indent_20_2"><text:span text:style-name="T8">.mytabs</text:span> .tab-3d-ml-sel{</text:p>
      <text:p text:style-name="Code_20_Indent_20_2"><text:tab/>background-image : url(${c:encodeURL('/tabbox/mytab-ml-sel.gif')});</text:p>
      <text:p text:style-name="Code_20_Indent_20_2"><text:tab/>width:5px;</text:p>
      <text:p text:style-name="Code_20_Indent_20_2">} </text:p>
      <text:p text:style-name="Code_20_Indent_20_2"><text:span text:style-name="T8">.mytabs</text:span> .tab-3d-mm-sel{</text:p>
      <text:p text:style-name="Code_20_Indent_20_2"><text:tab/>background-image : url(${c:encodeURL('/tabbox/mytab-mm-sel.gif')});</text:p>
      <text:p text:style-name="Code_20_Indent_20_2">} </text:p>
      <text:p text:style-name="Code_20_Indent_20_2"><text:span text:style-name="T8">.mytabs</text:span> .tab-3d-mr-sel{</text:p>
      <text:p text:style-name="Code_20_Indent_20_2"><text:tab/>background-image : url(${c:encodeURL('/tabbox/mytab-mr-sel.gif')});</text:p>
      <text:p text:style-name="Code_20_Indent_20_2"><text:tab/>width:5px;</text:p>
      <text:p text:style-name="Code_20_Indent_20_2">} <text:tab/></text:p>
      <text:p text:style-name="Code_20_Indent_20_2"><text:span text:style-name="T8">.mytabs</text:span> .tab-3d-bl-sel{</text:p>
      <text:p text:style-name="Code_20_Indent_20_2"><text:tab/>background-image : url(${c:encodeURL('/tabbox/mytab-bl-sel.gif')});</text:p>
      <text:p text:style-name="Code_20_Indent_20_2"><text:tab/>height:6px;</text:p>
      <text:p text:style-name="Code_20_Indent_20_2"><text:tab/>width:5px;</text:p>
      <text:p text:style-name="Code_20_Indent_20_2">} </text:p>
      <text:p text:style-name="Code_20_Indent_20_2"><text:span text:style-name="T8">.mytabs</text:span> .tab-3d-bm-sel{</text:p>
      <text:p text:style-name="Code_20_Indent_20_2"><text:tab/>background-image : url(${c:encodeURL('/tabbox/mytab-bm-sel.gif')});</text:p>
      <text:p text:style-name="Code_20_Indent_20_2"><text:tab/>height:6px;</text:p>
      <text:p text:style-name="Code_20_Indent_20_2">} </text:p>
      <text:p text:style-name="Code_20_Indent_20_2"><text:span text:style-name="T8">.mytabs</text:span> .tab-3d-br-sel{</text:p>
      <text:p text:style-name="Code_20_Indent_20_2"><text:tab/>background-image : url(${c:encodeURL('/tabbox/mytab-br-sel.gif')});</text:p>
      <text:p text:style-name="Code_20_Indent_20_2"><text:tab/>height:6px;</text:p>
      <text:p text:style-name="Code_20_Indent_20_2"><text:tab/>width:5px;</text:p>
      <text:p text:style-name="Code_20_Indent_20_2"><text:span text:style-name="T9">} </text:span></text:p>
      <text:p text:style-name="P12">2.Design the image files of above style. And put these files in the application folder(ex, /tabbox. It depends on you design)</text:p>
      <text:p text:style-name="Heading_20_4">Customize the non-selected tab style</text:p>
      <text:p text:style-name="P13"><draw:frame draw:style-name="fr1" draw:name="graphics9" text:anchor-type="paragraph" svg:width="4.4583in" svg:height="1.1457in" draw:z-index="8"><draw:image xlink:href="../images/tabbox-hor-tab-dissel-1.png" xlink:type="simple" xlink:show="embed" xlink:actuate="onLoad" draw:filter-name="&lt;All formats&gt;"/></draw:frame>The way to customize the non-selected<text:span text:style-name="T1"> of Tabbox</text:span> is dec<text:span text:style-name="T1">laring</text:span> the style as following.</text:p>
      <text:p text:style-name="Heading_20_4"><text:span text:style-name="T11">1.append customized css into mytab.css.dsp in class path/web/</text:span></text:p>
      <text:p text:style-name="Standard"/>
      <text:p text:style-name="Standard"><text:span text:style-name="T9"/></text:p>
      <text:p text:style-name="Code_20_Indent_20_2"><text:span text:style-name="T8">.mytabs</text:span> .tab-3d-tl-uns{</text:p>
      <text:p text:style-name="Code_20_Indent_20_2"><text:tab/>background-image : url(${c:encodeURL('/tabbox/mytab-tl-uns.gif')});</text:p>
      <text:p text:style-name="Code_20_Indent_20_2"><text:tab/>height:5px;</text:p>
      <text:p text:style-name="Code_20_Indent_20_2"><text:tab/>width:5px;</text:p>
      <text:p text:style-name="Code_20_Indent_20_2">} </text:p>
      <text:p text:style-name="Code_20_Indent_20_2"><text:span text:style-name="T8">.mytabs</text:span> .tab-3d-tm-uns{</text:p>
      <text:p text:style-name="Code_20_Indent_20_2"><text:tab/>background-image : url(${c:encodeURL('/tabbox/mytab-tm-uns.gif')});</text:p>
      <text:p text:style-name="Code_20_Indent_20_2"><text:tab/>width:5px;</text:p>
      <text:p text:style-name="Code_20_Indent_20_2">} </text:p>
      <text:p text:style-name="Code_20_Indent_20_2"><text:span text:style-name="T8">.mytabs</text:span> .tab-3d-tr-uns{</text:p>
      <text:p text:style-name="Code_20_Indent_20_2"><text:tab/>background-image : url(${c:encodeURL('/tabbox/mytab-tr-uns.gif')});</text:p>
      <text:p text:style-name="Code_20_Indent_20_2"><text:tab/>height:5px;</text:p>
      <text:p text:style-name="Code_20_Indent_20_2"><text:tab/>width:5px;<text:tab/></text:p>
      <text:p text:style-name="Code_20_Indent_20_2">} </text:p>
      <text:p text:style-name="Code_20_Indent_20_2"><text:span text:style-name="T8">.mytabs</text:span> .tab-3d-ml-uns{</text:p>
      <text:p text:style-name="Code_20_Indent_20_2"><text:tab/>background-image : url(${c:encodeURL('/tabbox/mytab-ml-uns.gif')});</text:p>
      <text:p text:style-name="Code_20_Indent_20_2"><text:tab/>width:5px;</text:p>
      <text:p text:style-name="Code_20_Indent_20_2">} </text:p>
      <text:p text:style-name="Code_20_Indent_20_2"><text:span text:style-name="T8">.mytabs</text:span> .tab-3d-mm-uns{</text:p>
      <text:p text:style-name="Code_20_Indent_20_2"><text:tab/>background-image : url(${c:encodeURL('/tabbox/mytab-mm-uns.gif')});</text:p>
      <text:p text:style-name="Code_20_Indent_20_2">} </text:p>
      <text:p text:style-name="Code_20_Indent_20_2"><text:span text:style-name="T8">.mytabs</text:span> .tab-3d-mr-uns{</text:p>
      <text:p text:style-name="Code_20_Indent_20_2"><text:tab/>background-image : url(${c:encodeURL('/tabbox/mytab-mr-uns.gif')});</text:p>
      <text:p text:style-name="Code_20_Indent_20_2"><text:tab/>width:5px;</text:p>
      <text:p text:style-name="Code_20_Indent_20_2">} <text:tab/></text:p>
      <text:p text:style-name="Code_20_Indent_20_2"><text:span text:style-name="T8">.mytabs</text:span> .tab-3d-bl-uns{</text:p>
      <text:p text:style-name="Code_20_Indent_20_2"><text:tab/>background-image : url(${c:encodeURL('/tabbox/mytab-bl-uns.gif')});</text:p>
      <text:p text:style-name="Code_20_Indent_20_2"><text:tab/>height:6px;</text:p>
      <text:p text:style-name="Code_20_Indent_20_2"><text:tab/>width:5px;</text:p>
      <text:p text:style-name="Code_20_Indent_20_2">} </text:p>
      <text:p text:style-name="Code_20_Indent_20_2"><text:span text:style-name="T8">.mytabs</text:span> .tab-3d-bm-uns{</text:p>
      <text:p text:style-name="Code_20_Indent_20_2"><text:tab/>background-image : url(${c:encodeURL('/tabbox/mytab-bm-uns.gif')});</text:p>
      <text:p text:style-name="Code_20_Indent_20_2"><text:tab/>height:6px;</text:p>
      <text:p text:style-name="Code_20_Indent_20_2">} </text:p>
      <text:p text:style-name="Code_20_Indent_20_2"><text:span text:style-name="T8">.mytabs</text:span> .tab-3d-br-uns{</text:p>
      <text:p text:style-name="Code_20_Indent_20_2"><text:tab/>background-image : url(${c:encodeURL('/tabbox/mytab-br-uns.gif')});</text:p>
      <text:p text:style-name="Code_20_Indent_20_2"><text:tab/>height:6px;</text:p>
      <text:p text:style-name="Code_20_Indent_20_2"><text:tab/>width:5px;</text:p>
      <text:p text:style-name="Code_20_Indent_20_2"><text:span text:style-name="T9">}</text:span></text:p>
      <text:p text:style-name="P12">3.Design the image files of above style. And put these files in the application folder(ex, /tabbox. It depends on you design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alibri" svg:font-family="Calibri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374in" fo:margin-bottom="0.1374in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.3937in" fo:line-height="100%" fo:text-align="start" style:justify-single-word="false" fo:break-before="page" fo:background-color="transparent" fo:padding="0.0193in" fo:border-left="none" fo:border-right="none" fo:border-top="none" fo:border-bottom="0.0138in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72in" fo:margin-bottom="0.1575in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0.5902in" fo:margin-right="0in" fo:margin-top="0.2835in" fo:margin-bottom="0.0827in" fo:text-indent="0in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0.7874in" fo:margin-right="0in" fo:margin-top="0.2047in" fo:margin-bottom="0.0827in" fo:text-indent="0in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0.5902in" fo:margin-right="0in" fo:margin-top="0in" fo:margin-bottom="0.0835in" fo:text-indent="-0.1965in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965in" fo:margin-bottom="0.0398in" fo:line-height="115%" fo:text-indent="0in" style:auto-text-indent="false" fo:keep-with-next="always">
        <style:tab-stops>
          <style:tab-stop style:position="6.9252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1181in" fo:margin-bottom="0.0398in" fo:line-height="115%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591in" fo:margin-bottom="0.0591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398in" fo:margin-bottom="0.0398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1374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" style:family="paragraph" style:parent-style-name="Text_20_body">
      <style:paragraph-properties fo:margin-left="0.1965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3937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Text_20_body_20_indent_20_2" style:display-name="Text body indent 2" style:family="paragraph" style:parent-style-name="Text_20_body_20_indent">
      <style:paragraph-properties fo:margin-left="0.5902in" fo:margin-right="0in" fo:text-indent="0in" style:auto-text-indent="false"/>
    </style:style>
    <style:style style:name="SideNote" style:family="paragraph" style:parent-style-name="Text_20_body">
      <style:paragraph-properties fo:margin-left="0.3937in" fo:margin-right="0in" fo:text-indent="0in" style:auto-text-indent="false" fo:padding="0.0193in" fo:border="0.0071in solid #000080" style:shadow="none"/>
      <style:text-properties style:font-name="Times New Roman1"/>
    </style:style>
    <style:style style:name="Tip" style:family="paragraph" style:parent-style-name="Text_20_body">
      <style:paragraph-properties fo:margin-left="0.7874in" fo:margin-right="0.3937in" fo:keep-together="always" fo:text-indent="0in" style:auto-text-indent="false" fo:padding="0.0193in" fo:border="0.0008in solid #000000" style:shadow="#c0c0c0 0.0398in 0.0398in"/>
      <style:text-properties fo:font-size="9pt" style:font-size-asian="9pt"/>
    </style:style>
    <style:style style:name="Mouseless" style:family="paragraph" style:parent-style-name="Tip" style:class="text">
      <style:paragraph-properties fo:margin-top="0.0591in" fo:margin-bottom="0.0591in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6.4957in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0.7874in" fo:margin-right="0in" fo:text-indent="0in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0.7874in" fo:margin-right="0in" fo:text-indent="0in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3-14T17:56:52</dc:date>
    <dc:language>en-US</dc:language>
    <meta:editing-cycles>34</meta:editing-cycles>
    <meta:editing-duration>PT10H25M9S</meta:editing-duration>
    <meta:user-defined meta:name="Info 1"/>
    <meta:user-defined meta:name="Info 2"/>
    <meta:user-defined meta:name="Info 3"/>
    <meta:user-defined meta:name="Info 4"/>
    <meta:document-statistic meta:table-count="4" meta:image-count="9" meta:object-count="0" meta:page-count="8" meta:paragraph-count="276" meta:word-count="1344" meta:character-count="7812"/>
  </office:meta>
</office:document-meta>
</file>